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4.522cm"/>
    </style:style>
    <style:style style:name="gr3" style:family="graphic" style:parent-style-name="standard">
      <style:graphic-properties draw:textarea-horizontal-align="justify" draw:textarea-vertical-align="middle" draw:auto-grow-height="false" fo:min-height="1.194cm" fo:min-width="2.744cm"/>
    </style:style>
    <style:style style:name="gr4" style:family="graphic" style:parent-style-name="standard">
      <style:graphic-properties draw:textarea-horizontal-align="justify" draw:textarea-vertical-align="middle" draw:auto-grow-height="false" fo:min-height="4.95cm" fo:min-width="13.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3cm" svg:height="1.9cm" svg:x="1.9cm" svg:y="7.8cm">
          <text:p text:style-name="P1">Ubuntu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9cm" svg:x="10.1cm" svg:y="2.7cm">
          <text:p text:style-name="P1">Web I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3.2cm" svg:x="8.2cm" svg:y="7cm">
          <text:p text:style-name="P1">Communication 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cm" svg:height="1.9cm" svg:x="10.1cm" svg:y="11.6cm">
          <text:p text:style-name="P1">Mobile 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cm" svg:height="1.6cm" svg:x="17.2cm" svg:y="10.3cm">
          <text:p text:style-name="P1">Red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cm" svg:height="1.9cm" svg:x="16.4cm" svg:y="7.3cm">
          <text:p text:style-name="P1">PHP Swoole</text:p>
          <text:p text:style-name="P1">Websock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cm" svg:height="1.9cm" svg:x="22.5cm" svg:y="7.2cm">
          <text:p text:style-name="P1">eCh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6cm" svg:height="5.2cm" svg:x="14.9cm" svg:y="13cm">
          <text:p text:style-name="P2">k: user_id</text:p>
          <text:p text:style-name="P2">v: </text:p>
          <text:p text:style-name="P2">username:'test';</text:p>
          <text:p text:style-name="P2">client: mobile =&gt; [1,2], pc=&gt;[5,6], web=&gt;[9,23];</text:p>
          <text:p text:style-name="P2">realname:'ceshi';</text:p>
          <text:p text:style-name="P2">token:dcj3jdjd4k33k3kj3jk3lldcdfe;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0:29:25.213000000</meta:creation-date>
    <dc:date>2016-10-11T20:35:35.683000000</dc:date>
    <meta:editing-duration>PT5M54S</meta:editing-duration>
    <meta:editing-cycles>2</meta:editing-cycles>
    <meta:generator>LibreOffice/5.2.2.2$Windows_x86 LibreOffice_project/8f96e87c890bf8fa77463cd4b640a2312823f3ad</meta:generator>
    <meta:document-statistic meta:object-count="8"/>
  </office:meta>
</office:document-meta>
</file>